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94468" officeooo:paragraph-rsid="00094468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4468" officeooo:paragraph-rsid="00094468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TS</text:p>
      <text:p text:style-name="P1"/>
      <text:p text:style-name="P2">1) How to send class objects as UDP packets? ( UDP is needed for broadcasting it across network)</text:p>
      <text:p text:style-name="P2">2) Will <text:s/>a node have more than one block that is yet to be attached to the global tree structu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7:48:07.843334604</meta:creation-date>
    <dc:date>2015-11-08T17:50:30.674716031</dc:date>
    <meta:editing-duration>PT2M24S</meta:editing-duration>
    <meta:editing-cycles>1</meta:editing-cycles>
    <meta:document-statistic meta:table-count="0" meta:image-count="0" meta:object-count="0" meta:page-count="1" meta:paragraph-count="3" meta:word-count="39" meta:character-count="199" meta:non-whitespace-character-count="162"/>
    <meta:generator>LibreOffice/4.3.7.2$Linux_x86 LibreOffice_project/430m0$Build-2</meta:generator>
  </office:meta>
</office:document-meta>
</file>